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7313in" style:rel-column-width="2493*"/>
    </style:style>
    <style:style style:name="Table1.D" style:family="table-column">
      <style:table-column-properties style:column-width="1.7333in" style:rel-column-width="249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9" style:family="table-row">
      <style:table-row-properties style:min-row-height="0.2354in"/>
    </style:style>
    <style:style style:name="Table1.65" style:family="table-row">
      <style:table-row-properties style:min-row-height="0.4229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plan</text:p>
      <text:p text:style-name="Standard"/>
      <text:p text:style-name="Standard"/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Test ID</text:p>
          </table:table-cell>
          <table:table-cell table:style-name="Table1.A1" office:value-type="string">
            <text:p text:style-name="Table_20_Contents">Use Case ID</text:p>
          </table:table-cell>
          <table:table-cell table:style-name="Table1.A1" office:value-type="string">
            <text:p text:style-name="Table_20_Contents">Description</text:p>
          </table:table-cell>
          <table:table-cell table:style-name="Table1.D1" office:value-type="string">
            <text:p text:style-name="Table_20_Contents">Completion 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Login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Main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Start a Scan page<text:span text:style-name="T2"> from all pages</text:span>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View Reports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Scan #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Compare Reports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A2" office:value-type="float" office:value="1">
            <text:p text:style-name="Table_20_Contents">1</text:p>
          </table:table-cell>
          <table:table-cell table:style-name="Table1.C2" office:value-type="string">
            <text:p text:style-name="Table_20_Contents">Can I access the Extra page from all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Check that SQL connection starts in web cra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Check data is being written to databas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Check all things are found by using a known web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Do all found things show up in the repo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2">
            <text:p text:style-name="Table_20_Contents">12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Has it found a dead lin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Has it found a missing im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4">
            <text:p text:style-name="Table_20_Contents">14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Has it found a missing scrip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A2" office:value-type="float" office:value="2">
            <text:p text:style-name="Table_20_Contents">2</text:p>
          </table:table-cell>
          <table:table-cell table:style-name="Table1.C2" office:value-type="string">
            <text:p text:style-name="Table_20_Contents">Has it found a missing css fil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6">
            <text:p text:style-name="Table_20_Contents">16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string">
            <text:p text:style-name="Table_20_Contents">Can I get to View reports page</text:p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float" office:value="17">
            <text:p text:style-name="Table_20_Contents">17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string">
            <text:p text:style-name="Table_20_Contents">Can I get to a report by clicking its scan I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8">
            <text:p text:style-name="Table_20_Contents">18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string">
            <text:p text:style-name="Table_20_Contents">Are Http responses correc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19">
            <text:p text:style-name="Table_20_Contents">19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string">
            <text:p text:style-name="Table_20_Contents">Are the URL's correctly matching there Http responses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0">
            <text:p text:style-name="Table_20_Contents">20</text:p>
          </table:table-cell>
          <table:table-cell table:style-name="Table1.A2" office:value-type="float" office:value="3">
            <text:p text:style-name="Table_20_Contents">3</text:p>
          </table:table-cell>
          <table:table-cell table:style-name="Table1.C2" office:value-type="string">
            <text:p text:style-name="Table_20_Contents">Are all URL's in scope of the target serch.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1">
            <text:p text:style-name="Table_20_Contents">21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string">
            <text:p text:style-name="Table_20_Contents">Can I get to the Start a Scan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2">
            <text:p text:style-name="Table_20_Contents">22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string">
            <text:p text:style-name="Table_20_Contents">Does web crawler sta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float" office:value="23">
            <text:p text:style-name="Table_20_Contents">23</text:p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string">
            <text:p text:style-name="Table_20_Contents">Can I start a second web crawl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4">
            <text:p text:style-name="Table_20_Contents">4</text:p>
          </table:table-cell>
          <table:table-cell table:style-name="Table1.C2" office:value-type="string">
            <text:p text:style-name="Table_20_Contents">Does a report generate after web crawler finish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get to View Reports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view a repo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scans by Scan I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scans by start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scans by end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scans by run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ort a report by Resource I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ort a report by UR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ort a report by Response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ort a report by HTTP Respons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by Resource ID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by UR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search by HTTP <text:soft-page-break/>Respons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change how many items are shown per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change pag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5">
            <text:p text:style-name="Table_20_Contents">5</text:p>
          </table:table-cell>
          <table:table-cell table:style-name="Table1.C2" office:value-type="string">
            <text:p text:style-name="Table_20_Contents">Can I jump to a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string">
            <text:p text:style-name="Table_20_Contents">Can I print the full repo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string">
            <text:p text:style-name="Table_20_Contents">Can I change how much is on one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6">
            <text:p text:style-name="Table_20_Contents">6</text:p>
          </table:table-cell>
          <table:table-cell table:style-name="Table1.C2" office:value-type="string">
            <text:p text:style-name="Table_20_Contents">Can I sort before printing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Can I select one scan and compa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Can I select three or more scans to compa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Can I select two scans to compa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Does it only show differenc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Does it show repeat data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7">
            <text:p text:style-name="Table_20_Contents">7</text:p>
          </table:table-cell>
          <table:table-cell table:style-name="Table1.C2" office:value-type="string">
            <text:p text:style-name="Table_20_Contents">Can it be sorted using all techniques as seen in User story 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Can I access a report in progres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When accessing a report in progress does it live upda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When accessing a report in progress does it require a refresh to upda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Is a live update sortabl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Are new entries put into the correct place when unsor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8">
            <text:p text:style-name="Table_20_Contents">8</text:p>
          </table:table-cell>
          <table:table-cell table:style-name="Table1.C2" office:value-type="string">
            <text:p text:style-name="Table_20_Contents">Are new entries put into the correct place when sort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><text:soft-page-break/>8</text:p>
          </table:table-cell>
          <table:table-cell table:style-name="Table1.C2" office:value-type="string">
            <text:p text:style-name="Table_20_Contents"/>
            <text:p text:style-name="Table_20_Contents"><text:soft-page-break/>If scan is stopped does report stay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C2" office:value-type="string">
            <text:p text:style-name="Table_20_Contents">I can go to the Start Scan Page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59">
          <table:table-cell table:style-name="Table1.C2" office:value-type="string">
            <text:p text:style-name="Table_20_Contents"/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C2" office:value-type="string">
            <text:p text:style-name="Table_20_Contents">I can input Time allotment for a sc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C2" office:value-type="string">
            <text:p text:style-name="Table_20_Contents">Time allotment is rejected if negative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C2" office:value-type="string">
            <text:p text:style-name="Table_20_Contents">Will not take longer if time allotment is grater than scan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9">
            <text:p text:style-name="Table_20_Contents">9</text:p>
          </table:table-cell>
          <table:table-cell table:style-name="Table1.C2" office:value-type="string">
            <text:p text:style-name="Table_20_Contents">I can input how far from the main page I want to search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I can get to the page for doing this sc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I can select a scan to check</text:p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65"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I can select more than one scan to check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Results are not repeat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Results get displayed and sav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Scan can be limited in the same way a normal scan can b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0">
            <text:p text:style-name="Table_20_Contents">10</text:p>
          </table:table-cell>
          <table:table-cell table:style-name="Table1.C2" office:value-type="string">
            <text:p text:style-name="Table_20_Contents">Only one scan is running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1">
            <text:p text:style-name="Table_20_Contents">11</text:p>
          </table:table-cell>
          <table:table-cell table:style-name="Table1.C2" office:value-type="string">
            <text:p text:style-name="Table_20_Contents">Do secure links show up in the repo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2">
            <text:p text:style-name="Table_20_Contents">12</text:p>
          </table:table-cell>
          <table:table-cell table:style-name="Table1.C2" office:value-type="string">
            <text:p text:style-name="Table_20_Contents">Can I get to the report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2">
            <text:p text:style-name="Table_20_Contents">12</text:p>
          </table:table-cell>
          <table:table-cell table:style-name="Table1.C2" office:value-type="string">
            <text:p text:style-name="Table_20_Contents">Can I sort by sub doma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2">
            <text:p text:style-name="Table_20_Contents">12</text:p>
          </table:table-cell>
          <table:table-cell table:style-name="Table1.C2" office:value-type="string">
            <text:p text:style-name="Table_20_Contents">Can I search by sub doma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reach the log in pag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Log 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log in more than once on the same <text:soft-page-break/>accoun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log in with out credential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Are Credential in the page informatio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make a new accoun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log Ou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3">
            <text:p text:style-name="Table_20_Contents">13</text:p>
          </table:table-cell>
          <table:table-cell table:style-name="Table1.C2" office:value-type="string">
            <text:p text:style-name="Table_20_Contents">Can I start a scan with out logging i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C2" office:value-type="string">
            <text:p text:style-name="Table_20_Contents">Can I start a sc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C2" office:value-type="string">
            <text:p text:style-name="Table_20_Contents">Can I pause a sca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C2" office:value-type="string">
            <text:p text:style-name="Table_20_Contents">Can I continue a scan 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C2" office:value-type="string">
            <text:p text:style-name="Table_20_Contents">Can I still view information about the scan if paus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4">
            <text:p text:style-name="Table_20_Contents">14</text:p>
          </table:table-cell>
          <table:table-cell table:style-name="Table1.C2" office:value-type="string">
            <text:p text:style-name="Table_20_Contents"><text:s/>Can I start a new scan when a scan is pause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Can I set scans to start at a predetermined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Can I set a scan to start on a specif day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Can I set a scan to run more than onc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Does the scan reject times to run that are not real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Can I run more than one scan at a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5">
            <text:p text:style-name="Table_20_Contents">15</text:p>
          </table:table-cell>
          <table:table-cell table:style-name="Table1.C2" office:value-type="string">
            <text:p text:style-name="Table_20_Contents">What happens if a scan is already running at the predetermined ti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6">
            <text:p text:style-name="Table_20_Contents">16</text:p>
          </table:table-cell>
          <table:table-cell table:style-name="Table1.C2" office:value-type="string">
            <text:p text:style-name="Table_20_Contents">Do page load times show up in the repor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A2" office:value-type="float" office:value="16">
            <text:p text:style-name="Table_20_Contents">16</text:p>
          </table:table-cell>
          <table:table-cell table:style-name="Table1.C2" office:value-type="string">
            <text:p text:style-name="Table_20_Contents">Can I sort by page <text:s/>load times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p</meta:initial-creator>
    <meta:creation-date>2012-11-20T13:31:08.39</meta:creation-date>
    <meta:document-statistic meta:table-count="1" meta:image-count="0" meta:object-count="0" meta:page-count="6" meta:paragraph-count="214" meta:word-count="853" meta:character-count="3583"/>
    <dc:date>2012-11-20T15:01:55.01</dc:date>
    <dc:creator>m p</dc:creator>
    <meta:editing-duration>PT00H12M05S</meta:editing-duration>
    <meta:editing-cycles>1</meta:editing-cycles>
    <meta:generator>OpenOffice.org/3.1$Win32 OpenOffice.org_project/310m11$Build-9399</meta:generator>
  </office:meta>
</office:document-meta>
</file>